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Hi</text:p>
          </table:table-cell>
        </table:table-row>
        <table:table-row table:style-name="ro1">
          <table:table-cell office:value-type="string">
            <text:p>my</text:p>
          </table:table-cell>
        </table:table-row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i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5/25/2015</text:date>, <text:time>21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 Scott</meta:initial-creator>
    <meta:creation-date>2015-05-25T21:42:07</meta:creation-date>
    <dc:date>2015-05-25T21:43:12</dc:date>
    <dc:creator>Lauren Scott</dc:creator>
    <meta:editing-duration>PT1M6S</meta:editing-duration>
    <meta:editing-cycles>1</meta:editing-cycles>
    <meta:document-statistic meta:table-count="3" meta:cell-count="4" meta:object-count="0"/>
    <meta:generator>OpenOffice/4.0.1$Unix OpenOffice.org_project/401m5$Build-9714</meta:generator>
  </office:meta>
</office:document-meta>
</file>